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2" style:family="paragraph" style:parent-style-name="Footer">
      <style:paragraph-properties fo:text-align="end" style:justify-single-word="false"/>
      <style:text-properties fo:color="#000000" style:font-name="Arial" fo:font-size="7pt" style:font-size-asian="7pt" style:font-size-complex="7pt"/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mpoExtraOpcaoCargo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mpoExtraNumeroInscricao" form:control-implementation="ooo:com.sun.star.form.component.TextField" form:id="control9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10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11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2" form:readonly="tru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3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4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5" form:readonly="true" form:tab-index="14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6" form:readonly="true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7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8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20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21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4" draw:style-name="gr3" draw:text-style-name="P6" svg:x1="0.346cm" svg:y1="0.367cm" svg:x2="17.74cm" svg:y2="0.367cm"><text:p/></draw:line></text:p>
      <text:p text:style-name="P3"><draw:control text:anchor-type="paragraph" draw:z-index="0" draw:style-name="gr1" draw:text-style-name="P4" svg:width="4.123cm" svg:height="0.953cm" svg:x="0.377cm" svg:y="0.012cm" draw:control="control1"/><draw:control text:anchor-type="paragraph" draw:z-index="1" draw:style-name="gr1" draw:text-style-name="P4" svg:width="4.123cm" svg:height="0.953cm" svg:x="13.645cm" svg:y="0.012cm" draw:control="control2"/></text:p>
      <text:p text:style-name="P3"/>
      <text:p text:style-name="P3"><draw:control text:anchor-type="paragraph" draw:z-index="44" draw:style-name="gr2" draw:text-style-name="P10" svg:width="9.981cm" svg:height="0.5cm" svg:x="4.011cm" svg:y="0.169cm" draw:control="control21"/><draw:line text:anchor-type="paragraph" draw:z-index="18" draw:style-name="gr3" draw:text-style-name="P6" svg:x1="0.346cm" svg:y1="0.076cm" svg:x2="17.74cm" svg:y2="0.076cm"><text:p/></draw:line></text:p>
      <text:p text:style-name="P3"/>
      <text:p text:style-name="P3"><draw:control text:anchor-type="paragraph" draw:z-index="2" draw:style-name="gr1" draw:text-style-name="P5" svg:width="15.638cm" svg:height="0.5cm" svg:x="2.101cm" svg:y="0.079cm" draw:control="control3"/><draw:rect text:anchor-type="paragraph" draw:z-index="5" draw:style-name="gr4" draw:text-style-name="P7" svg:width="1.609cm" svg:height="0.5cm" svg:x="0.333cm" svg:y="0.079cm"><text:p text:style-name="P6"><text:span text:style-name="T3">Candidato:</text:span></text:p></draw:rect></text:p>
      <text:p text:style-name="P3"><draw:control text:anchor-type="paragraph" draw:z-index="6" draw:style-name="gr1" draw:text-style-name="P5" svg:width="15.641cm" svg:height="0.701cm" svg:x="2.101cm" svg:y="0.169cm" draw:control="control5"/><draw:rect text:anchor-type="paragraph" draw:z-index="7" draw:style-name="gr4" draw:text-style-name="P7" svg:width="1.609cm" svg:height="0.5cm" svg:x="0.333cm" svg:y="0.092cm"><text:p text:style-name="P6"><text:span text:style-name="T3">Descrição:</text:span></text:p></draw:rect></text:p>
      <text:p text:style-name="P3"><draw:control text:anchor-type="paragraph" draw:z-index="12" draw:style-name="gr1" draw:text-style-name="P5" svg:width="16.22cm" svg:height="0.5cm" svg:x="1.519cm" svg:y="0.45cm" draw:control="control8"/><draw:rect text:anchor-type="paragraph" draw:z-index="13" draw:style-name="gr4" draw:text-style-name="P7" svg:width="1.054cm" svg:height="0.5cm" svg:x="0.333cm" svg:y="0.45cm"><text:p text:style-name="P6"><text:span text:style-name="T3">Opção:</text:span></text:p></draw:rect></text:p>
      <text:p text:style-name="P3"><draw:control text:anchor-type="paragraph" draw:z-index="8" draw:style-name="gr1" draw:text-style-name="P5" svg:width="1.562cm" svg:height="0.5cm" svg:x="11.255cm" svg:y="0.623cm" draw:control="control6"/><draw:control text:anchor-type="paragraph" draw:z-index="10" draw:style-name="gr1" draw:text-style-name="P5" svg:width="1.615cm" svg:height="0.5cm" svg:x="16.124cm" svg:y="0.654cm" draw:control="control7"/><draw:control text:anchor-type="paragraph" draw:z-index="21" draw:style-name="gr1" draw:text-style-name="P5" svg:width="1.685cm" svg:height="0.5cm" svg:x="6.343cm" svg:y="0.623cm" draw:control="control11"/><draw:control text:anchor-type="paragraph" draw:z-index="23" draw:style-name="gr1" draw:text-style-name="P5" svg:width="2.14cm" svg:height="0.5cm" svg:x="2.903cm" svg:y="0.617cm" draw:control="control12"/><draw:rect text:anchor-type="paragraph" draw:z-index="9" draw:style-name="gr4" draw:text-style-name="P7" svg:width="2.964cm" svg:height="0.5cm" svg:x="8.186cm" svg:y="0.623cm"><text:p text:style-name="P6"><text:span text:style-name="T3">Data do Documento:</text:span></text:p></draw:rect><draw:rect text:anchor-type="paragraph" draw:z-index="11" draw:style-name="gr4" draw:text-style-name="P7" svg:width="2.985cm" svg:height="0.5cm" svg:x="13.06cm" svg:y="0.654cm"><text:p text:style-name="P6"><text:span text:style-name="T3">Data do Vencimento:</text:span></text:p></draw:rect><draw:rect text:anchor-type="paragraph" draw:z-index="22" draw:style-name="gr4" draw:text-style-name="P7" svg:width="1.054cm" svg:height="0.5cm" svg:x="5.175cm" svg:y="0.623cm"><text:p text:style-name="P6"><text:span text:style-name="T3">Valor:</text:span></text:p></draw:rect><draw:rect text:anchor-type="paragraph" draw:z-index="24" draw:style-name="gr4" draw:text-style-name="P7" svg:width="2.43cm" svg:height="0.5cm" svg:x="0.333cm" svg:y="0.617cm"><text:p text:style-name="P6"><text:span text:style-name="T3">Nosso número:</text:span></text:p></draw:rect></text:p>
      <text:p text:style-name="P3"/>
      <text:p text:style-name="P3"><draw:control text:anchor-type="paragraph" draw:z-index="14" draw:style-name="gr1" draw:text-style-name="P5" svg:width="5.742cm" svg:height="0.5cm" svg:x="3.582cm" svg:y="0.293cm" draw:control="control9"/><draw:rect text:anchor-type="paragraph" draw:z-index="15" draw:style-name="gr4" draw:text-style-name="P7" svg:width="3.144cm" svg:height="0.5cm" svg:x="0.333cm" svg:y="0.293cm"><text:p text:style-name="P6"><text:span text:style-name="T3">Número da inscrição:</text:span></text:p></draw:rect></text:p>
      <text:p text:style-name="P3"><draw:control text:anchor-type="paragraph" draw:z-index="16" draw:style-name="gr1" draw:text-style-name="P5" svg:width="6.166cm" svg:height="0.5cm" svg:x="3.186cm" svg:y="0.466cm" draw:control="control10"/><draw:rect text:anchor-type="paragraph" draw:z-index="17" draw:style-name="gr4" draw:text-style-name="P7" svg:width="2.721cm" svg:height="0.5cm" svg:x="0.333cm" svg:y="0.466cm"><text:p text:style-name="P6"><text:span text:style-name="T3">CPF do Candidato:</text:span></text:p></draw:rect></text:p>
      <text:p text:style-name="P3"/>
      <text:p text:style-name="P3"/>
      <text:p text:style-name="P3"><draw:control text:anchor-type="paragraph" draw:z-index="41" draw:style-name="gr1" draw:text-style-name="P10" svg:width="17.414cm" svg:height="0.5cm" svg:x="0.346cm" svg:y="0.333cm" draw:control="control18"/></text:p>
      <text:p text:style-name="P3"><draw:control text:anchor-type="paragraph" draw:z-index="42" draw:style-name="gr1" draw:text-style-name="P10" svg:width="17.414cm" svg:height="0.5cm" svg:x="0.346cm" svg:y="0.36cm" draw:control="control19"/><draw:line text:anchor-type="paragraph" draw:z-index="20" draw:style-name="gr3" draw:text-style-name="P6" svg:x1="0.346cm" svg:y1="-0.233cm" svg:x2="17.74cm" svg:y2="-0.233cm"><text:p/></draw:line></text:p>
      <text:p text:style-name="P3"><draw:control text:anchor-type="paragraph" draw:z-index="43" draw:style-name="gr1" draw:text-style-name="P10" svg:width="17.414cm" svg:height="0.5cm" svg:x="0.346cm" svg:y="0.413cm" draw:control="control20"/></text:p>
      <text:p text:style-name="P3"><draw:control text:anchor-type="paragraph" draw:z-index="26" draw:style-name="gr1" draw:text-style-name="P5" svg:width="1.615cm" svg:height="0.5cm" svg:x="11.097cm" svg:y="0.801cm" draw:control="control13"/><draw:control text:anchor-type="paragraph" draw:z-index="28" draw:style-name="gr1" draw:text-style-name="P5" svg:width="1.685cm" svg:height="0.5cm" svg:x="5.523cm" svg:y="0.801cm" draw:control="control14"/><draw:rect text:anchor-type="paragraph" draw:z-index="27" draw:style-name="gr4" draw:text-style-name="P7" svg:width="2.985cm" svg:height="0.5cm" svg:x="8.033cm" svg:y="0.801cm"><text:p text:style-name="P6"><text:span text:style-name="T3">Data do Vencimento:</text:span></text:p></draw:rect><draw:rect text:anchor-type="paragraph" draw:z-index="29" draw:style-name="gr4" draw:text-style-name="P7" svg:width="1.054cm" svg:height="0.5cm" svg:x="4.355cm" svg:y="0.801cm"><text:p text:style-name="P6"><text:span text:style-name="T3">Valor:</text:span></text:p></draw:rect></text:p>
      <text:p text:style-name="P3"><draw:line text:anchor-type="paragraph" draw:z-index="19" draw:style-name="gr3" draw:text-style-name="P6" svg:x1="0.346cm" svg:y1="-0.032cm" svg:x2="17.74cm" svg:y2="-0.032cm"><text:p/></draw:line></text:p>
      <text:p text:style-name="P3"><draw:line text:anchor-type="paragraph" draw:z-index="25" draw:style-name="gr3" draw:text-style-name="P6" svg:x1="0.346cm" svg:y1="0.63cm" svg:x2="17.74cm" svg:y2="0.63cm"><text:p/></draw:line><draw:rect text:anchor-type="paragraph" draw:z-index="30" draw:style-name="gr5" draw:text-style-name="P8" svg:width="17.34cm" svg:height="0.5cm" svg:x="0.346cm" svg:y="0.656cm"><text:p text:style-name="P6"><text:span text:style-name="T4">Reservado para Autenticação Mecânica</text:span></text:p></draw:rect></text:p>
      <text:p text:style-name="P3"/>
      <text:p text:style-name="P3"/>
      <text:p text:style-name="P3"/>
      <text:p text:style-name="P3"><draw:line text:anchor-type="paragraph" draw:z-index="31" draw:style-name="gr6" draw:text-style-name="P6" svg:x1="0.346cm" svg:y1="1.095cm" svg:x2="17.74cm" svg:y2="1.095cm"><text:p/></draw:line><draw:rect text:anchor-type="paragraph" draw:z-index="32" draw:style-name="gr7" draw:text-style-name="P8" svg:width="17.34cm" svg:height="0.5cm" svg:x="0.346cm" svg:y="1.148cm"><text:p text:style-name="P6"><text:span text:style-name="T4">Corte na Linha Pontilhada</text:span></text:p></draw:rect></text:p>
      <text:p text:style-name="P3"><draw:control text:anchor-type="paragraph" draw:z-index="33" draw:style-name="gr2" draw:text-style-name="P9" svg:width="10.891cm" svg:height="0.5cm" svg:x="3.556cm" svg:y="1.371cm" draw:control="control15"/></text:p>
      <text:p text:style-name="P3"><draw:control text:anchor-type="paragraph" draw:z-index="3" draw:style-name="gr2" draw:text-style-name="P4" svg:width="10.891cm" svg:height="1.301cm" svg:x="3.556cm" svg:y="1.51cm" draw:control="control4"/></text:p>
      <text:p text:style-name="P3"/>
      <text:p text:style-name="P3"/>
      <text:p text:style-name="P3"/>
      <text:p text:style-name="P3"><draw:control text:anchor-type="paragraph" draw:z-index="34" draw:style-name="gr1" draw:text-style-name="P5" svg:width="1.615cm" svg:height="0.5cm" svg:x="11.097cm" svg:y="1.423cm" draw:control="control16"/><draw:control text:anchor-type="paragraph" draw:z-index="36" draw:style-name="gr1" draw:text-style-name="P5" svg:width="1.685cm" svg:height="0.5cm" svg:x="5.523cm" svg:y="1.423cm" draw:control="control17"/><draw:line text:anchor-type="paragraph" draw:z-index="38" draw:style-name="gr3" draw:text-style-name="P6" svg:x1="0.346cm" svg:y1="1.08cm" svg:x2="17.74cm" svg:y2="1.08cm"><text:p/></draw:line><draw:rect text:anchor-type="paragraph" draw:z-index="35" draw:style-name="gr4" draw:text-style-name="P7" svg:width="2.985cm" svg:height="0.5cm" svg:x="8.033cm" svg:y="1.423cm"><text:p text:style-name="P6"><text:span text:style-name="T3">Data do Vencimento:</text:span></text:p></draw:rect><draw:rect text:anchor-type="paragraph" draw:z-index="37" draw:style-name="gr4" draw:text-style-name="P7" svg:width="1.054cm" svg:height="0.5cm" svg:x="4.355cm" svg:y="1.423cm"><text:p text:style-name="P6"><text:span text:style-name="T3">Valor:</text:span></text:p></draw:rect></text:p>
      <text:p text:style-name="P3"/>
      <text:p text:style-name="P3"><draw:line text:anchor-type="paragraph" draw:z-index="39" draw:style-name="gr3" draw:text-style-name="P6" svg:x1="0.319cm" svg:y1="1.222cm" svg:x2="17.713cm" svg:y2="1.222cm"><text:p/></draw:line></text:p>
      <text:p text:style-name="P3"><draw:rect text:anchor-type="paragraph" draw:z-index="40" draw:style-name="gr5" draw:text-style-name="P8" svg:width="17.467cm" svg:height="0.5cm" svg:x="0.319cm" svg:y="0.788cm"><text:p text:style-name="P6"><text:span text:style-name="T4">Reservado para Autenticação Mecânica</text:span></text:p></draw:rect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fo:color="#000000" style:font-name="Arial" fo:font-size="7pt" style:font-size-asian="7pt" style:font-size-complex="7pt"/>
    </style:style>
    <style:style style:name="MT1" style:family="text">
      <style:text-properties fo:color="#000000" style:font-name="Arial"/>
    </style:style>
    <style:style style:name="MT2" style:family="text">
      <style:text-properties fo:color="#000000" style:font-name="Arial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ia gerada por </text:span><text:span text:style-name="MT2">Bopepo</text:span><text:span text:style-name="MT1"> - http://jrimum.nordestefomento.com.br/bopepo/</text:span></text:p>
        <text:p text:style-name="MP2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initial-creator>Misael Queiroz</meta:initial-creator>
    <meta:creation-date>2008-01-18T19:37:11</meta:creation-date>
    <dc:creator>Misael Queiroz</dc:creator>
    <dc:date>2010-05-31T11:38:28.92</dc:date>
    <meta:editing-cycles>153</meta:editing-cycles>
    <meta:editing-duration>PT11H29M14S</meta:editing-duration>
    <meta:printed-by>Misael Queiroz</meta:printed-by>
    <meta:print-date>2010-05-31T11:26:58.03</meta:print-date>
    <meta:document-statistic meta:table-count="0" meta:image-count="0" meta:object-count="0" meta:page-count="1" meta:paragraph-count="2" meta:word-count="15" meta:character-count="116"/>
    <meta:user-defined meta:name="Info 1"/>
    <meta:user-defined meta:name="Info 2"/>
    <meta:user-defined meta:name="Info 3"/>
    <meta:user-defined meta:name="Info 4"/>
  </office:meta>
</office:document-meta>
</file>